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6096" officeooo:paragraph-rsid="001e6096"/>
    </style:style>
    <style:style style:name="P2" style:family="paragraph" style:parent-style-name="Standard">
      <style:text-properties officeooo:rsid="001fc866" officeooo:paragraph-rsid="001fc866"/>
    </style:style>
    <style:style style:name="T1" style:family="text">
      <style:text-properties officeooo:rsid="001fc866"/>
    </style:style>
    <style:style style:name="T2" style:family="text">
      <style:text-properties officeooo:rsid="001feb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une école de formation en santé,des étudiants son<text:span text:style-name="T1">t</text:span> formés pour répondre au besoins sanitaires <text:s/>et les <text:s/>défis <text:s/>que la population tchadienne rencontrent face à la couverture sanitaire.</text:p>
      <text:p text:style-name="P1">La gestion de la caisse dans cette école est faite dans un fichier exel,cela concerne les paiements des frais de scolarités par les étudiants par tranche pendant leur cursus.les reçus témoignent les payements et sont enregistrées dans la machine sous format exel.</text:p>
      <text:p text:style-name="P1">L’école souhaite concevoir un système dynamique et fiable pour la gestion des paiements et d’autres activités concernant la caisse.</text:p>
      <text:p text:style-name="P2">Pour cela ,nous concevons un système qui permet la gestion facile <text:s/>et rapide de la caisse et qui laissera des traces . Nous utiliserons aussi un interface graphique qui permettra la visualisation <text:span text:style-name="T2">et la manipulation </text:span><text:s/><text:span text:style-name="T2">des données enregistrées dans la base de donné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11:02:19.333264703</meta:creation-date>
    <dc:date>2022-06-01T11:21:41.189827108</dc:date>
    <meta:editing-duration>PT6M41S</meta:editing-duration>
    <meta:editing-cycles>2</meta:editing-cycles>
    <meta:generator>LibreOffice/6.4.7.2$Linux_X86_64 LibreOffice_project/40$Build-2</meta:generator>
    <meta:document-statistic meta:table-count="0" meta:image-count="0" meta:object-count="0" meta:page-count="1" meta:paragraph-count="4" meta:word-count="132" meta:character-count="847" meta:non-whitespace-character-count="713"/>
  </office:meta>
</office:document-meta>
</file>